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gr34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0.559cm" fo:min-width="0.309cm" fo:wrap-option="wrap"/>
    </style:style>
    <style:style style:name="gr35" style:family="graphic" style:parent-style-name="standard">
      <style:graphic-properties draw:fill="hatch" draw:fill-color="#66cc00" draw:fill-hatch-name="Black_20_45_20_Degrees" draw:fill-hatch-solid="true" draw:textarea-horizontal-align="justify" draw:textarea-vertical-align="middle" draw:auto-grow-height="false" fo:min-height="0.559cm" fo:min-width="0.309cm" fo:wrap-option="wrap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hatch" draw:fill-hatch-name="Red_20_90_20_Degrees_20_Crossed_20_1" draw:fill-hatch-solid="false"/>
      <style:paragraph-properties fo:text-align="center"/>
    </style:style>
    <style:style style:name="P8" style:family="paragraph">
      <loext:graphic-properties draw:fill="hatch" draw:fill-color="#66cc00" draw:fill-hatch-name="Black_20_45_20_Degrees" draw:fill-hatch-solid="true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frame draw:style-name="gr32" draw:text-style-name="P6" draw:layer="layout" svg:width="5.112cm" svg:height="0.806cm" svg:x="35.939cm" svg:y="1.508cm">
          <draw:text-box>
            <text:p><text:span text:style-name="T3">Partly complete</text:span></text:p>
          </draw:text-box>
        </draw:frame>
        <draw:frame draw:style-name="gr30" draw:text-style-name="P3" draw:layer="layout" svg:width="1.139cm" svg:height="1.139cm" draw:transform="rotate (-0.176627320301826) translate (28.073cm 2.727cm)">
          <draw:image xlink:href="Pictures/2000000E00000209000002091FFDE8302F0A70DD.svm" xlink:type="simple" xlink:show="embed" xlink:actuate="onLoad" draw:mime-type="image/x-svm">
            <text:p/>
          </draw:image>
          <draw:image xlink:href="Pictures/100000010000001600000016AC153594AC3FD3C7.png" xlink:type="simple" xlink:show="embed" xlink:actuate="onLoad" draw:mime-type="image/png"/>
        </draw:frame>
        <draw:frame draw:style-name="gr32" draw:text-style-name="P6" draw:layer="layout" svg:width="5.112cm" svg:height="0.806cm" svg:x="29.162cm" svg:y="2.988cm">
          <draw:text-box>
            <text:p><text:span text:style-name="T3">In progress/assigned</text:span></text:p>
          </draw:text-box>
        </draw:frame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4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238cm" svg:y="6.5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6.706cm" svg:y="13.44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2.975cm" svg:y="15.98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467cm" svg:y="18.52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388cm" svg:y="20.9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0.882cm" svg:y="21.545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3.131cm" svg:y="20.65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30.435cm" svg:y="25.257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0.492cm" svg:y="22.68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27.797cm" svg:y="29.44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51.009cm" svg:y="28.5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custom-shape draw:style-name="gr34" draw:text-style-name="P7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34.65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42.656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42.656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8" draw:layer="layout" svg:width="1.143cm" svg:height="1.143cm" svg:x="28.813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1.172cm" svg:height="1.172cm" svg:x="66.884cm" svg:y="29.03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hatch draw:name="Red_20_90_20_Degrees_20_Crossed_20_1" draw:display-name="Red 90 Degrees Crossed 1" draw:style="single" draw:color="#66cc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5-04T11:55:39.798721843</dc:date>
    <dc:creator>Steven Huss-Lederman</dc:creator>
    <meta:editing-duration>PT3H10M26S</meta:editing-duration>
    <meta:editing-cycles>36</meta:editing-cycles>
    <meta:generator>LibreOffice/7.2.6.2$MacOSX_X86_64 LibreOffice_project/b0ec3a565991f7569a5a7f5d24fed7f52653d754</meta:generator>
    <meta:document-statistic meta:object-count="118"/>
  </office:meta>
</office:document-meta>
</file>